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Table_20_Contents"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7" style:family="paragraph" style:parent-style-name="Standard">
      <style:text-properties fo:font-weight="normal"/>
    </style:style>
    <style:style style:name="P1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9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0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1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2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2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28" style:family="paragraph" style:parent-style-name="Text_20_body" style:list-style-name="L2">
      <style:paragraph-properties fo:margin-top="0cm" fo:margin-bottom="0cm" fo:line-height="100%" fo:break-before="page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7"/>
      <text:p text:style-name="P17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7"/>
      <text:p text:style-name="P10"/>
      <text:p text:style-name="P1">------------------------------------------------------------</text:p>
      <text:p text:style-name="P2"/>
      <text:p text:style-name="P11"/>
      <text:p text:style-name="P5">[XXX] </text:p>
      <text:p text:style-name="P8">myself / diary / 20200606_103436</text:p>
      <text:p text:style-name="P8"/>
      <text:list xml:id="list4646890846480493049" text:style-name="L1">
        <text:list-item>
          <text:p text:style-name="P19">먹이주기</text:p>
          <text:list>
            <text:list-item>
              <text:p text:style-name="P1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3">먼저, 크로가 왔다. 지상에서 데굴데굴을 하고 있었을 때 미케가 왔다.</text:p>
            </text:list-item>
            <text:list-item>
              <text:p text:style-name="P23">이 번은 두 마리 모구, 동시에, 허리 문질러 을 했다.</text:p>
            </text:list-item>
            <text:list-item>
              <text:p text:style-name="P23">교대로 했다. 미케가 해달라고 와서도, 크로의 문질러 을 계속했다.</text:p>
            </text:list-item>
          </text:list>
        </text:list-item>
        <text:list-item>
          <text:p text:style-name="P19">신체</text:p>
          <text:list>
            <text:list-item>
              <text:p text:style-name="P19">오른쪽의 좌골<text:span text:style-name="T7">「坐骨</text:span>. 통증<text:span text:style-name="T7">「疼痛</text:span>은 계속한다.</text:p>
            </text:list-item>
            <text:list-item>
              <text:p text:style-name="P19"><text:soft-page-break/>정강이를 위한 문질러. 또한 계속한다.</text:p>
            </text:list-item>
          </text:list>
        </text:list-item>
        <text:list-item>
          <text:p text:style-name="P19">음악</text:p>
          <text:list>
            <text:list-item>
              <text:p text:style-name="P19">동영상을 다시 몇번 찍었다. 我再次拍pai1摄she4了视频。</text:p>
            </text:list-item>
            <text:list-item>
              <text:p text:style-name="P19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1"/>
      <text:p text:style-name="P5">[XXX] </text:p>
      <text:p text:style-name="P8">myself / diary / 20200607_120925</text:p>
      <text:p text:style-name="P8"/>
      <text:list xml:id="list7425343498922117158" text:style-name="L2">
        <text:list-item>
          <text:p text:style-name="P20">먹이주기</text:p>
          <text:list>
            <text:list-item>
              <text:p text:style-name="P20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0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20"><text:span text:style-name="T6">그 모양「形状에서 판단하여, 처음에는 미케라고 생각했다.</text:span></text:p>
                </text:list-item>
                <text:list-item>
                  <text:p text:style-name="P20"><text:span text:style-name="T6">그러나, 미케와 비해, 머리가 더 크다. </text:span></text:p>
                </text:list-item>
                <text:list-item>
                  <text:p text:style-name="P20"><text:span text:style-name="T6">그래서 류이라고 알려졌다.</text:span></text:p>
                </text:list-item>
              </text:list>
            </text:list-item>
          </text:list>
        </text:list-item>
        <text:list-item>
          <text:p text:style-name="P20">신체</text:p>
        </text:list-item>
        <text:list-item>
          <text:p text:style-name="P20">음악</text:p>
        </text:list-item>
        <text:list-item>
          <text:p text:style-name="P20">기타</text:p>
          <text:list>
            <text:list-item>
              <text:p text:style-name="P20">이런 멜로디를 어제는 했던 것이지만, 昨日はやっていたのだが</text:p>
            </text:list-item>
            <text:list-item>
              <text:p text:style-name="P20">더우기 그 속편으로 <text:s/>さらに、その続編として</text:p>
            </text:list-item>
            <text:list-item>
              <text:p text:style-name="P20">이런구나. このようなんだ。</text:p>
            </text:list-item>
            <text:list-item>
              <text:p text:style-name="P20">그리고, 더우기 발전 시키면 そして、さらに発展させると</text:p>
            </text:list-item>
            <text:list-item>
              <text:p text:style-name="P20">그러자 이렇게 됩니다. すると、このようになります。</text:p>
            </text:list-item>
            <text:list-item>
              <text:p text:style-name="P20">이 발전은 아직 잘 모른다. この発展はまだ知らない。</text:p>
            </text:list-item>
            <text:list-item>
              <text:p text:style-name="P20">어쨌든, 이 번에는 いずれにせよ、この度は</text:p>
            </text:list-item>
            <text:list-item>
              <text:p text:style-name="P20">이 기본인 D에서 시작하여 この基本のDから始めて</text:p>
            </text:list-item>
            <text:list-item>
              <text:p text:style-name="P20">C를 위해 기본인 A Cのために基本であるA</text:p>
            </text:list-item>
            <text:list-item>
              <text:p text:style-name="P20">좌우, 다른 리듬으로 左右、他のリズムで</text:p>
            </text:list-item>
            <text:list-item>
              <text:p text:style-name="P20"><text:soft-page-break/>메이저 세븐에 맞는 건 무엇인가 하면, メジャーセブンに合ったものは何かというと、</text:p>
            </text:list-item>
            <text:list-item>
              <text:p text:style-name="P20">뭐, 이런 것이구나. まあ、こういうことだ。</text:p>
            </text:list-item>
            <text:list-item>
              <text:p text:style-name="P20">곡의 키를 변경한다는 연습곡. 曲のキーを変更する練習曲。</text:p>
            </text:list-item>
            <text:list-item>
              <text:p text:style-name="P20">처음에 하고 있었던 건 이것. 最初にしていたのはこれ。</text:p>
            </text:list-item>
            <text:list-item>
              <text:p text:style-name="P20">이른바 "1-2-6" 라고 하는 것. いわゆる「1-2-6」ということ。</text:p>
            </text:list-item>
            <text:list-item>
              <text:p text:style-name="P20">이런 곡도 있구나. このような曲もあるんだ。</text:p>
            </text:list-item>
            <text:list-item>
              <text:p text:style-name="P20">키를 잠정적으로 D로 하고, キーを暫定的にDとし、</text:p>
            </text:list-item>
            <text:list-item>
              <text:p text:style-name="P20"><text:s text:c="2"/>2와 7을 뽑습니다. ２と７を抜きます。</text:p>
            </text:list-item>
            <text:list-item>
              <text:p text:style-name="P20"/>
            </text:list-item>
            <text:list-item>
              <text:p text:style-name="P20">자신이 그 때 하고 있는 걸 그 장소에 두고 버리고, 自分がその時していることをその場所に置いてしまって、</text:p>
            </text:list-item>
            <text:list-item>
              <text:p text:style-name="P20"><text:s text:c="2"/>그 사람들의 흉내를 시작하고 버린다. それらの人々の真似を始めてしまう。</text:p>
            </text:list-item>
            <text:list-item>
              <text:p text:style-name="P20"><text:s text:c="2"/>그것이 고통의 시작. それ苦痛の始まり。</text:p>
            </text:list-item>
            <text:list-item>
              <text:p text:style-name="P20"><text:s text:c="2"/>그리고 동요를 억제 하려고 そして動揺を抑制しようと</text:p>
            </text:list-item>
            <text:list-item>
              <text:p text:style-name="P20"><text:s text:c="2"/>그 사람들을 공격하기 시작한다. それらの人々を攻撃し始める。</text:p>
            </text:list-item>
            <text:list-item>
              <text:p text:style-name="P20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0"><text:s text:c="2"/>그 자리에서 자신에게 전달하기. その場で自分に伝達する。</text:p>
            </text:list-item>
            <text:list-item>
              <text:p text:style-name="P20"><text:s text:c="2"/>뭘? <text:s/>자신 안의 소중한 것에 종사하십시오. 何？自分の中の大切な事に取り組むしてください。</text:p>
            </text:list-item>
            <text:list-item>
              <text:p text:style-name="P20"><text:s text:c="2"/>그 소중한 걸 키우세요. その貴重なもの育ててください。</text:p>
            </text:list-item>
            <text:list-item>
              <text:p text:style-name="P20"><text:s text:c="2"/>그 소중한 걸 중심으로 빛이 퍼져갑니다. その貴重なものを中心に光が広がっていきます。</text:p>
            </text:list-item>
            <text:list-item>
              <text:p text:style-name="P20"><text:s text:c="2"/>誰かに、縋り付こうとする。</text:p>
            </text:list-item>
            <text:list-item>
              <text:p text:style-name="P20"><text:s text:c="2"/>그 걸 놓아, 이 걸 자라게 하십시오. let it go and let this grow.</text:p>
            </text:list-item>
            <text:list-item>
              <text:p text:style-name="P20"><text:s text:c="2"/><text:tab/>어떤 영화를 보는지, <text:s/>어떤 음악을 들을까, どんな映画を見るか、どんな音楽を聴くか</text:p>
            </text:list-item>
            <text:list-item>
              <text:p text:style-name="P20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0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0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1">@@@</text:p>
      <text:p text:style-name="P2"/>
      <text:p text:style-name="P5">[XXX] </text:p>
      <text:p text:style-name="P8">myself / diary / XXX</text:p>
      <text:p text:style-name="P8"/>
      <text:list xml:id="list6718483333042694237" text:style-name="L4">
        <text:list-item>
          <text:p text:style-name="P21">먹이주기</text:p>
          <text:list>
            <text:list-item>
              <text:p text:style-name="P2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</text:list>
        </text:list-item>
        <text:list-item>
          <text:p text:style-name="P21">신체</text:p>
        </text:list-item>
        <text:list-item>
          <text:p text:style-name="P21">음악기타</text:p>
        </text:list-item>
      </text:list>
      <text:p text:style-name="P7"/>
      <text:p text:style-name="P5">[/ XXX] </text:p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3435475" text:continue-list="list7425343498922117158" text:style-name="L2">
        <text:list-item>
          <text:p text:style-name="P20">먹이주기</text:p>
          <text:list>
            <text:list-item>
              <text:p text:style-name="P2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</text:list>
        </text:list-item>
        <text:list-item>
          <text:p text:style-name="P20">신체</text:p>
        </text:list-item>
        <text:list-item>
          <text:p text:style-name="P20">음악</text:p>
        </text:list-item>
        <text:list-item>
          <text:p text:style-name="P28">기타</text:p>
        </text:list-item>
      </text:list>
      <text:p text:style-name="P7"/>
      <text:p text:style-name="P5">[/ XXX] </text:p>
      <text:p text:style-name="P4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6557398946144222250" text:style-name="L3">
        <text:list-item>
          <text:p text:style-name="P24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4">1</text:p>
          </table:table-cell>
          <table:table-cell table:style-name="表5.B1" office:value-type="string">
            <text:p text:style-name="P13">天気</text:p>
          </table:table-cell>
          <table:table-cell table:style-name="表5.C1" office:value-type="string">
            <text:p text:style-name="P15"/>
          </table:table-cell>
        </table:table-row>
        <table:table-row>
          <table:table-cell table:style-name="表5.A2" office:value-type="float" office:value="2">
            <text:p text:style-name="P14">2</text:p>
          </table:table-cell>
          <table:table-cell table:style-name="表5.B2" office:value-type="string">
            <text:p text:style-name="P13">餌やり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3">
            <text:p text:style-name="P14">3</text:p>
          </table:table-cell>
          <table:table-cell table:style-name="表5.B2" office:value-type="string">
            <text:p text:style-name="P13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4">
            <text:p text:style-name="P14">4</text:p>
          </table:table-cell>
          <table:table-cell table:style-name="表5.B2" office:value-type="string">
            <text:p text:style-name="P13">思ったこと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5">
            <text:p text:style-name="P14">5</text:p>
          </table:table-cell>
          <table:table-cell table:style-name="表5.B2" office:value-type="string">
            <text:p text:style-name="P13">出来事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11">
            <text:p text:style-name="P14">11</text:p>
          </table:table-cell>
          <table:table-cell table:style-name="表5.B2" office:value-type="string">
            <text:p text:style-name="P13">やらず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6">
            <text:p text:style-name="P14">6</text:p>
          </table:table-cell>
          <table:table-cell table:style-name="表5.B2" office:value-type="string">
            <text:p text:style-name="P13">止めた / 止めよう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8">
            <text:p text:style-name="P16">8</text:p>
          </table:table-cell>
          <table:table-cell table:style-name="表5.B2" office:value-type="string">
            <text:p text:style-name="P13">気づいた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14">
            <text:p text:style-name="P14">14</text:p>
          </table:table-cell>
          <table:table-cell table:style-name="表5.B2" office:value-type="string">
            <text:p text:style-name="P13">新しい</text:p>
          </table:table-cell>
          <table:table-cell table:style-name="表5.C2" office:value-type="string">
            <text:p text:style-name="P15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4">1</text:p>
          </table:table-cell>
          <table:table-cell table:style-name="表2.B1" office:value-type="string">
            <text:p text:style-name="P13">天気</text:p>
          </table:table-cell>
          <table:table-cell table:style-name="表2.A1" office:value-type="float" office:value="9">
            <text:p text:style-name="P14">9</text:p>
          </table:table-cell>
          <table:table-cell table:style-name="表2.D1" office:value-type="string">
            <text:p text:style-name="P13">思い出したこと</text:p>
          </table:table-cell>
        </table:table-row>
        <table:table-row>
          <table:table-cell table:style-name="表2.A2" office:value-type="float" office:value="2">
            <text:p text:style-name="P14">2</text:p>
          </table:table-cell>
          <table:table-cell table:style-name="表2.B2" office:value-type="string">
            <text:p text:style-name="P13">餌やり</text:p>
          </table:table-cell>
          <table:table-cell table:style-name="表2.A2" office:value-type="float" office:value="10">
            <text:p text:style-name="P14">10</text:p>
          </table:table-cell>
          <table:table-cell table:style-name="表2.D2" office:value-type="string">
            <text:p text:style-name="P13">やった</text:p>
          </table:table-cell>
        </table:table-row>
        <text:soft-page-break/>
        <table:table-row>
          <table:table-cell table:style-name="表2.A2" office:value-type="float" office:value="3">
            <text:p text:style-name="P14">3</text:p>
          </table:table-cell>
          <table:table-cell table:style-name="表2.B2" office:value-type="string">
            <text:p text:style-name="P13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4">11</text:p>
          </table:table-cell>
          <table:table-cell table:style-name="表2.D2" office:value-type="string">
            <text:p text:style-name="P13">やらず</text:p>
          </table:table-cell>
        </table:table-row>
        <table:table-row>
          <table:table-cell table:style-name="表2.A2" office:value-type="float" office:value="4">
            <text:p text:style-name="P14">4</text:p>
          </table:table-cell>
          <table:table-cell table:style-name="表2.B2" office:value-type="string">
            <text:p text:style-name="P13">思ったこと</text:p>
          </table:table-cell>
          <table:table-cell table:style-name="表2.A2" office:value-type="float" office:value="12">
            <text:p text:style-name="P14">12</text:p>
          </table:table-cell>
          <table:table-cell table:style-name="表2.D2" office:value-type="string">
            <text:p text:style-name="P13">知ったこと</text:p>
          </table:table-cell>
        </table:table-row>
        <table:table-row>
          <table:table-cell table:style-name="表2.A2" office:value-type="float" office:value="5">
            <text:p text:style-name="P14">5</text:p>
          </table:table-cell>
          <table:table-cell table:style-name="表2.B2" office:value-type="string">
            <text:p text:style-name="P13">出来事</text:p>
          </table:table-cell>
          <table:table-cell table:style-name="表2.A2" office:value-type="float" office:value="13">
            <text:p text:style-name="P14">13</text:p>
          </table:table-cell>
          <table:table-cell table:style-name="表2.D2" office:value-type="string">
            <text:p text:style-name="P13">やろう</text:p>
          </table:table-cell>
        </table:table-row>
        <table:table-row>
          <table:table-cell table:style-name="表2.A2" office:value-type="float" office:value="6">
            <text:p text:style-name="P14">6</text:p>
          </table:table-cell>
          <table:table-cell table:style-name="表2.B2" office:value-type="string">
            <text:p text:style-name="P13">止めた / 止めよう</text:p>
          </table:table-cell>
          <table:table-cell table:style-name="表2.A2" office:value-type="float" office:value="14">
            <text:p text:style-name="P14">14</text:p>
          </table:table-cell>
          <table:table-cell table:style-name="表2.D2" office:value-type="string">
            <text:p text:style-name="P13">新しい</text:p>
          </table:table-cell>
        </table:table-row>
        <table:table-row>
          <table:table-cell table:style-name="表2.A2" office:value-type="float" office:value="7">
            <text:p text:style-name="P14">7</text:p>
          </table:table-cell>
          <table:table-cell table:style-name="表2.B2" office:value-type="string">
            <text:p text:style-name="P13">始めた<text:span text:style-name="T7"> / 初めて</text:span></text:p>
          </table:table-cell>
          <table:table-cell table:style-name="表2.A2" office:value-type="float" office:value="15">
            <text:p text:style-name="P14">15</text:p>
          </table:table-cell>
          <table:table-cell table:style-name="表2.D2" office:value-type="string">
            <text:p text:style-name="P13">その他</text:p>
          </table:table-cell>
        </table:table-row>
        <table:table-row>
          <table:table-cell table:style-name="表2.A2" office:value-type="float" office:value="8">
            <text:p text:style-name="P16">8</text:p>
          </table:table-cell>
          <table:table-cell table:style-name="表2.B2" office:value-type="string">
            <text:p text:style-name="P13">気づいた</text:p>
          </table:table-cell>
          <table:table-cell table:style-name="表2.A2" office:value-type="float" office:value="16">
            <text:p text:style-name="P14">16</text:p>
          </table:table-cell>
          <table:table-cell table:style-name="表2.D2" office:value-type="string">
            <text:p text:style-name="P9">明日</text:p>
          </table:table-cell>
        </table:table-row>
        <table:table-row>
          <table:table-cell table:style-name="表2.A2">
            <text:p text:style-name="P16"/>
          </table:table-cell>
          <table:table-cell table:style-name="表2.B2" office:value-type="string">
            <text:p text:style-name="P13"/>
          </table:table-cell>
          <table:table-cell table:style-name="表2.A2" office:value-type="float" office:value="17">
            <text:p text:style-name="P14">17</text:p>
          </table:table-cell>
          <table:table-cell table:style-name="表2.D2" office:value-type="string">
            <text:p text:style-name="P9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13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  <table:table-row>
          <table:table-cell table:style-name="表6.A2" office:value-type="string">
            <text:p text:style-name="P13">p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6"/>
      <text:p text:style-name="P12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07T13:20:27.55</dc:date>
    <dc:creator>iwabuchi ken</dc:creator>
    <meta:editing-duration>P1DT8H43M57S</meta:editing-duration>
    <meta:editing-cycles>203</meta:editing-cycles>
    <meta:generator>OpenOffice/4.1.3$Win32 OpenOffice.org_project/413m1$Build-9783</meta:generator>
    <meta:document-statistic meta:table-count="5" meta:image-count="0" meta:object-count="0" meta:page-count="6" meta:paragraph-count="159" meta:word-count="1603" meta:character-count="2780"/>
  </office:meta>
</office:document-meta>
</file>